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Dialogue">
      <style:text-properties officeooo:rsid="00273222" officeooo:paragraph-rsid="00273222"/>
    </style:style>
    <style:style style:name="P3" style:family="paragraph" style:parent-style-name="Title_20_Line">
      <style:text-properties officeooo:paragraph-rsid="0025dd67"/>
    </style:style>
    <style:style style:name="P4" style:family="paragraph" style:parent-style-name="Title">
      <style:text-properties officeooo:paragraph-rsid="0023e767"/>
    </style:style>
    <style:style style:name="T1" style:family="text">
      <style:text-properties officeooo:rsid="0023e7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Character_20_PB">DEATG</text:p>
      <text:p text:style-name="P2">xxxx</text:p>
      <text:p text:style-name="P2">xxxx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NZ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Script_20_Elements" style:display-name="Script Elements" style:family="paragraph" style:parent-style-name="Standard" style:class="text">
      <style:paragraph-properties>
        <style:tab-stops/>
      </style:paragraph-properties>
      <style:text-properties style:font-name="Liberation Mono1" fo:font-family="'Liberation Mono'" style:font-style-name="Regular" style:font-family-generic="modern" style:font-pitch="fixe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haracter" style:family="paragraph" style:parent-style-name="Script_20_Elements" style:next-style-name="Dialogue" style:master-page-name="">
      <style:paragraph-properties fo:margin-left="5.59cm" fo:margin-right="0cm" fo:margin-top="0.499cm" fo:margin-bottom="0cm" style:contextual-spacing="false" fo:text-indent="0cm" style:auto-text-indent="false" style:page-number="auto" fo:keep-with-next="always"/>
      <style:text-properties fo:text-transform="uppercase"/>
    </style:style>
    <style:style style:name="Dialogue" style:family="paragraph" style:parent-style-name="Script_20_Elements" style:master-page-name="">
      <style:paragraph-properties fo:margin-left="2.54cm" fo:margin-right="0cm" fo:text-indent="0cm" style:auto-text-indent="false" style:page-number="auto"/>
    </style:style>
    <style:style style:name="Scene_20_Heading" style:display-name="Scene Heading" style:family="paragraph" style:parent-style-name="Script_20_Elements" style:next-style-name="Character_20_AS" style:master-page-name="">
      <style:paragraph-properties fo:margin-top="0.499cm" fo:margin-bottom="0.499cm" style:contextual-spacing="false" fo:orphans="4" fo:widows="4" style:page-number="auto" fo:keep-with-next="always"/>
      <style:text-properties fo:text-transform="uppercase"/>
    </style:style>
    <style:style style:name="Transition" style:family="paragraph" style:parent-style-name="Script_20_Elements" style:next-style-name="Scene_20_Heading_20_ATr" style:master-page-name="">
      <style:paragraph-properties fo:margin-top="0.499cm" fo:margin-bottom="0.499cm" style:contextual-spacing="false" fo:text-align="end" style:justify-single-word="false" style:page-number="auto" fo:keep-with-next="always">
        <style:tab-stops/>
      </style:paragraph-properties>
      <style:text-properties fo:text-transform="uppercase" officeooo:rsid="0005d2eb"/>
    </style:style>
    <style:style style:name="Action" style:family="paragraph" style:parent-style-name="Script_20_Elements">
      <style:paragraph-properties>
        <style:tab-stops/>
      </style:paragraph-properties>
      <style:text-properties officeooo:rsid="0005d2eb"/>
    </style:style>
    <style:style style:name="Parenthetical" style:family="paragraph" style:parent-style-name="Script_20_Elements" style:next-style-name="Dialogue">
      <style:paragraph-properties fo:margin-left="3.81cm" fo:margin-right="0cm" fo:text-indent="0cm" style:auto-text-indent="false"/>
      <style:text-properties officeooo:rsid="0005d2eb"/>
    </style:style>
    <style:style style:name="Lyrics" style:family="paragraph" style:parent-style-name="Dialogue">
      <style:text-properties fo:font-style="italic" officeooo:rsid="0008211f"/>
    </style:style>
    <style:style style:name="Centered" style:family="paragraph" style:parent-style-name="Action">
      <style:paragraph-properties fo:text-align="center" style:justify-single-word="false"/>
    </style:style>
    <style:style style:name="Notes" style:family="paragraph" style:parent-style-name="Script_20_Elements" style:next-style-name="Dialogue">
      <style:paragraph-properties fo:margin-left="1.27cm" fo:margin-right="0cm" fo:text-indent="0cm" style:auto-text-indent="false" style:border-line-width="0cm 0.026cm 0.026cm" fo:padding="0.049cm" fo:border="1.5pt double #000000">
        <style:tab-stops/>
      </style:paragraph-properties>
      <style:text-properties fo:font-style="italic" fo:background-color="#fff5ce"/>
    </style:style>
    <style:style style:name="Text" style:family="paragraph" style:parent-style-name="Caption" style:class="extra"/>
    <style:style style:name="Drawing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_20_Line" style:display-name="Title Line" style:family="paragraph" style:parent-style-name="Script_20_Elements">
      <style:text-properties style:font-name="Liberation Sans1" fo:font-family="'Liberation Sans'" style:font-style-name="Regular" style:font-family-generic="swiss" style:font-pitch="variable" fo:font-size="14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haracter_20_AS" style:display-name="Character AS" style:family="paragraph" style:parent-style-name="Character" style:next-style-name="Dialogue">
      <style:paragraph-properties fo:margin-top="0cm" fo:margin-bottom="0cm" style:contextual-spacing="false"/>
      <style:text-properties officeooo:rsid="0024c7a2"/>
    </style:style>
    <style:style style:name="Scene_20_Heading_20_ATi" style:display-name="Scene Heading ATi" style:family="paragraph" style:parent-style-name="Scene_20_Heading" style:next-style-name="Action" style:master-page-name="Standard">
      <style:paragraph-properties fo:margin-top="0cm" fo:margin-bottom="0.499cm" style:contextual-spacing="false" style:page-number="1"/>
    </style:style>
    <style:style style:name="Scene_20_Heading_20_PB" style:display-name="Scene Heading PB" style:family="paragraph" style:parent-style-name="Scene_20_Heading" style:next-style-name="Action" style:master-page-name="">
      <style:paragraph-properties style:page-number="auto" fo:break-before="page"/>
      <style:text-properties officeooo:rsid="00273222"/>
    </style:style>
    <style:style style:name="Character_20_PB" style:display-name="Character PB" style:family="paragraph" style:parent-style-name="Character" style:next-style-name="Action" style:master-page-name="">
      <style:paragraph-properties style:page-number="auto" fo:break-before="page"/>
    </style:style>
    <style:style style:name="Action_20_PB" style:display-name="Action PB" style:family="paragraph" style:parent-style-name="Action" style:next-style-name="Action" style:master-page-name="">
      <style:paragraph-properties style:page-number="auto" fo:break-before="page"/>
      <style:text-properties officeooo:rsid="00278ad8"/>
    </style:style>
    <style:style style:name="Notes_20_PB" style:display-name="Notes PB" style:family="paragraph" style:parent-style-name="Notes" style:next-style-name="Dialogue" style:master-page-name="">
      <style:paragraph-properties style:page-number="auto" fo:break-before="page"/>
    </style:style>
    <style:style style:name="Centered_20_PB" style:display-name="Centered PB" style:family="paragraph" style:parent-style-name="Centered" style:next-style-name="Centered" style:master-page-name="">
      <style:paragraph-properties style:page-number="auto" fo:break-before="page"/>
    </style:style>
    <style:style style:name="Parenthetical_20_PB" style:display-name="Parenthetical PB" style:family="paragraph" style:parent-style-name="Parenthetical" style:next-style-name="Dialogue" style:master-page-name="">
      <style:paragraph-properties style:page-number="auto" fo:break-before="page"/>
    </style:style>
    <style:style style:name="Scene_20_Heading_20_ATr" style:display-name="Scene Heading ATr" style:family="paragraph" style:parent-style-name="Scene_20_Heading" style:next-style-name="Action" style:master-page-name="">
      <style:paragraph-properties fo:margin-top="0cm" fo:margin-bottom="0.499cm" style:contextual-spacing="false" style:page-number="auto"/>
    </style:style>
    <style:style style:name="Transition_20_PB" style:display-name="Transition PB" style:family="paragraph" style:parent-style-name="Transition" style:next-style-name="Scene_20_Heading_20_ATr" style:master-page-name="">
      <style:paragraph-properties style:page-number="auto" fo:break-before="page"/>
    </style:style>
    <style:style style:name="Dialogue_20_PB" style:display-name="Dialogue PB" style:family="paragraph" style:parent-style-name="Dialogue" style:next-style-name="Dialogue" style:master-page-name="">
      <style:paragraph-properties style:page-number="auto" fo:break-before="page"/>
    </style:style>
    <style:style style:name="Lyrics_20_PB" style:display-name="Lyrics PB" style:family="paragraph" style:parent-style-name="Lyrics" style:next-style-name="Lyrics" style:master-page-name="">
      <style:paragraph-properties style:page-number="auto" fo:break-before="page"/>
    </style:style>
    <style:style style:name="Action_20_ATi" style:display-name="Action ATi" style:family="paragraph" style:parent-style-name="Action" style:next-style-name="Action" style:master-page-name="Standard">
      <style:paragraph-properties style:page-number="1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7cm" fo:margin-bottom="2.54cm" fo:margin-left="3.81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69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2</text:page-number>.</text:p>
      </style:header>
      <style:header-first>
        <text:p text:style-name="Header_20_left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4T07:32:29.123850754</meta:creation-date>
    <meta:editing-duration>PT1H57M15S</meta:editing-duration>
    <meta:editing-cycles>9</meta:editing-cycles>
    <meta:generator>LibreOffice/7.4.0.2$Linux_X86_64 LibreOffice_project/40$Build-2</meta:generator>
    <dc:date>2022-08-07T12:28:53.145579757</dc:date>
    <meta:document-statistic meta:table-count="0" meta:image-count="0" meta:object-count="0" meta:page-count="2" meta:paragraph-count="4" meta:word-count="4" meta:character-count="15" meta:non-whitespace-character-count="15"/>
  </office:meta>
</office:document-meta>
</file>